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itm_beorn_staf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itm_beorn_staf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rhun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2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4|knows_power_draw_2|knows_power_strike_2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6|knows_power_draw_4|knows_power_strike_4|knows_ironflesh_4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word_c,</text:p>
          </table:table-cell>
          <table:table-cell table:style-name="ce15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itm_rohan_archer_helmet_c_bad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an_sword_c,itm_rohan_shield_a,itm_rohan_shield_b,itm_rohan_shield_c,itm_spear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,itm_rohan_surcoat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itm_rohan_archer_helmet_c_lordly,</text:p>
          </table:table-cell>
          <table:table-cell table:style-name="ce15" office:value-type="string" calcext:value-type="string">
            <text:p>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irrim_long_hafted_axe,itm_rohan_sword_c,itm_rohan_shield_g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short_bow,itm_arrows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itm_heavy_throwing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2h_sword, itm_rohirrim_long_hafted_axe,</text:p>
          </table:table-cell>
          <table:table-cell table:style-name="ce15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_bad, itm_umb_armor_a, itm_umb_armor_a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cloak,itm_umb_armor_a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umbar_rapier,</text:p>
          </table:table-cell>
          <table:table-cell table:style-name="ce15" office:value-type="string" calcext:value-type="string">
            <text:p>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 office:value-type="string" calcext:value-type="string">
            <text:p>itm_umb_armor_b_good,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bad, itm_umb_armor_d, itm_umb_armor_d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harpoon,itm_corsair_harpoon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_bad, itm_umb_armor_a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 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bad, itm_umb_armor_b, itm_umb_armor_b_cloak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c_ba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e_bad, itm_umb_armor_e_cloak, itm_umb_armor_e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 itm_umb_armor_c_bad, <text:s/>itm_umb_armor_c_cloak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 itm_umb_shield_c, 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itm_umb_armor_d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</text:p>
          </table:table-cell>
          <table:table-cell table:style-name="ce15" office:value-type="string" calcext:value-type="string">
            <text:p>itm_umb_shield_c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_bad,itm_umb_armor_f_good, itm_umb_armor_f, itm_umb_armor_f_cloak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itm_umb_hood_mask,</text:p>
          </table:table-cell>
          <table:table-cell table:style-name="ce15"/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d_cloak, itm_umb_armor_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d_good, itm_umb_armor_d_bad, itm_umb_armor_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a, 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e_good, itm_umb_armor_e, itm_umb_armor_e_ba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spear,</text:p>
          </table:table-cell>
          <table:table-cell table:style-name="ce15" office:value-type="string" calcext:value-type="string">
            <text:p>itm_umb_shield_e, 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_good, itm_umb_armor_f, itm_umb_armor_f_cloak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9" office:value-type="string" calcext:value-type="string">
            <text:p>tf_orc| tfg_ranged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orc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orc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xes,itm_orc_throwing_axes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scimitar,itm_orc_axe,itm_orc_skull_spear,</text:p>
          </table:table-cell>
          <table:table-cell table:style-name="ce15" office:value-type="string" calcext:value-type="string">
            <text:p>itm_orc_javelin,itm_orc_throwing_arrow,itm_orc_throwing_axes,itm_orc_throwing_axes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5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 <text:s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.00.0000</text:date>, <text:time style:data-style-name="N2" text:time-value="15:05:37.4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2-25T16:30:30.188000000</dc:date>
    <meta:editing-duration>P1DT15H40M50S</meta:editing-duration>
    <meta:editing-cycles>186</meta:editing-cycles>
    <meta:document-statistic meta:table-count="2" meta:cell-count="6705" meta:object-count="0"/>
  </office:meta>
</office:document-meta>
</file>